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1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19" style:family="paragraph" style:parent-style-name="Standard">
      <style:text-properties officeooo:rsid="007fc0b5" officeooo:paragraph-rsid="007fc0b5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c8f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7df0f6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b6343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9" style:family="text">
      <style:text-properties fo:font-variant="normal" fo:text-transform="none" fo:color="#24292f" fo:font-size="12.3000001907349pt" fo:letter-spacing="normal" fo:font-style="normal" fo:font-weight="normal" fo:background-color="transparent" loext:char-shading-value="0" loext:padding="0in" loext:border="none"/>
    </style:style>
    <style:style style:name="T30" style:family="text">
      <style:text-properties officeooo:rsid="008895b1"/>
    </style:style>
    <style:style style:name="T31" style:family="text">
      <style:text-properties officeooo:rsid="008f1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4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9"><text:span text:style-name="Source_20_Text"><text:span text:style-name="T22">conda</text:span></text:span><text:span text:style-name="Source_20_Text"><text:span text:style-name="T18"> install spyder==5.2.2 <text:s/></text:span></text:span><text:span text:style-name="Source_20_Text"><text:span text:style-name="T19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19"/>
      <text:p text:style-name="P18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8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4"><text:span text:style-name="Source_20_Text"><text:span text:style-name="T24">### To train oligo model</text:span></text:span></text:p>
      <text:p text:style-name="P15"><text:span text:style-name="Source_20_Text"><text:span text:style-name="T12">python exec.py --mode train --dataset_name '</text:span></text:span><text:span text:style-name="Source_20_Text"><text:span text:style-name="T23">OL_data</text:span></text:span><text:span text:style-name="Source_20_Text"><text:span text:style-name="T27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6"><text:span text:style-name="Source_20_Text"><text:span text:style-name="T28"/></text:span></text:p>
      <text:p text:style-name="P16"><text:span text:style-name="Source_20_Text"><text:span text:style-name="T28">### To view training progress</text:span></text:span></text:p>
      <text:p text:style-name="P17"><text:span text:style-name="Source_20_Text"><text:span text:style-name="T14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7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10"><text:soft-page-break/><text:span text:style-name="Source_20_Text"><text:span text:style-name="T14"><text:s/>tensorboard --logdir='/media/user/FantomHD/Lightsheet data/RegRCNN_maskrcnn_testing/First_training/logs/tboard'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1"><text:span text:style-name="Source_20_Text"><text:span text:style-name="T14"><text:s/>tensorboard --logdir='/media/user/FantomHD/Lightsheet data/RegRCNN_maskrcnn_testing/</text:span></text:span><text:span text:style-name="Source_20_Text"><text:span text:style-name="T20">Second</text:span></text:span><text:span text:style-name="Source_20_Text"><text:span text:style-name="T14">_training_</text:span></text:span><text:span text:style-name="Source_20_Text"><text:span text:style-name="T20">3D</text:span></text:span><text:span text:style-name="Source_20_Text"><text:span text:style-name="T14">/logs/tboard'</text:span></text:span></text:p>
      <text:p text:style-name="P11"><text:span text:style-name="Source_20_Text"><text:span text:style-name="T14"/></text:span></text:p>
      <text:p text:style-name="P13"><text:span text:style-name="Source_20_Text"><text:span text:style-name="T14">tensorboard --logdir='/media/user/FantomHD/Lightsheet data/RegRCNN_maskrcnn_testing/logs/tboard'</text:span></text:span></text:p>
      <text:p text:style-name="P13"><text:span text:style-name="Source_20_Text"><text:span text:style-name="T14"/></text:span></text:p>
      <text:p text:style-name="P11"><text:span text:style-name="Source_20_Text"><text:span text:style-name="T14"/></text:span></text:p>
      <text:p text:style-name="P12"><text:span text:style-name="Source_20_Text"><text:span text:style-name="T14">python exec.py --mode test --exp_dir '~/Documents/GitHub/RegRCNN/'</text:span></text:span></text:p>
      <text:p text:style-name="P11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2-11-22T21:31:21.735870236</dc:date>
    <meta:editing-duration>P4DT12H53M52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104" meta:character-count="1275" meta:non-whitespace-character-count="1193"/>
  </office:meta>
</office:document-meta>
</file>